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ff99" draw:textarea-horizontal-align="justify" draw:textarea-vertical-align="middle" draw:auto-grow-height="false" fo:min-height="0.379cm" fo:min-width="0.129cm"/>
    </style:style>
    <style:style style:name="gr2" style:family="graphic" style:parent-style-name="standard">
      <style:graphic-properties svg:stroke-color="#000000" draw:fill-color="#66ccff" draw:textarea-horizontal-align="justify" draw:textarea-vertical-align="middle" draw:auto-grow-height="false" fo:min-height="0.379cm" fo:min-width="0.129cm"/>
    </style:style>
    <style:style style:name="gr3" style:family="graphic" style:parent-style-name="standard">
      <style:graphic-properties svg:stroke-color="#000000" draw:fill-color="#99ff99" draw:textarea-horizontal-align="justify" draw:textarea-vertical-align="middle" draw:auto-grow-height="false" fo:min-height="0.379cm" fo:min-width="0.129cm"/>
      <style:paragraph-properties style:writing-mode="lr-tb"/>
    </style:style>
    <style:style style:name="gr4" style:family="graphic" style:parent-style-name="standard">
      <style:graphic-properties svg:stroke-color="#000000" draw:fill-color="#66ccff" draw:textarea-horizontal-align="justify" draw:textarea-vertical-align="middle" draw:auto-grow-height="false" fo:min-height="0.379cm" fo:min-width="0.129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ff3333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7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objectwithoutfill">
      <style:graphic-properties svg:stroke-color="#ff3300" draw:fill="none" draw:textarea-vertical-align="middle"/>
    </style:style>
    <style:style style:name="gr13" style:family="graphic" style:parent-style-name="objectwithoutfill">
      <style:graphic-properties svg:stroke-color="#000000" draw:fill="none" draw:fill-color="#ff66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  <style:paragraph-properties style:writing-mode="lr-tb"/>
    </style:style>
    <style:style style:name="gr15" style:family="graphic" style:parent-style-name="objectwithoutfill">
      <style:graphic-properties svg:stroke-color="#000000" draw:fill="none" draw:fill-color="#ff3333" draw:textarea-vertical-align="middle"/>
    </style:style>
    <style:style style:name="gr16" style:family="graphic" style:parent-style-name="standard">
      <style:graphic-properties svg:stroke-color="#000000" draw:fill-color="#ff99ff" draw:textarea-horizontal-align="justify" draw:textarea-vertical-align="middle" draw:auto-grow-height="false" fo:min-height="0.258cm" fo:min-width="0.008cm"/>
    </style:style>
    <style:style style:name="gr1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8" style:family="graphic" style:parent-style-name="standard">
      <style:graphic-properties svg:stroke-color="#000000" draw:fill-color="#ff9999" draw:textarea-horizontal-align="justify" draw:textarea-vertical-align="middle" draw:auto-grow-height="false" fo:min-height="0.258cm" fo:min-width="0.008cm"/>
    </style:style>
    <style:style style:name="gr19" style:family="graphic" style:parent-style-name="standard">
      <style:graphic-properties svg:stroke-color="#000000" draw:fill-color="#ff99ff" draw:textarea-horizontal-align="justify" draw:textarea-vertical-align="middle" draw:auto-grow-height="false" fo:min-height="0.512cm" fo:min-width="0.262cm"/>
    </style:style>
    <style:style style:name="P1" style:family="paragraph">
      <loext:graphic-properties draw:fill-color="#99ff99"/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ff99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-color="#66ccff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6600"/>
      <style:paragraph-properties fo:text-align="center"/>
    </style:style>
    <style:style style:name="P10" style:family="paragraph">
      <loext:graphic-properties draw:fill="none" draw:fill-color="#ff3333"/>
      <style:paragraph-properties fo:text-align="center"/>
    </style:style>
    <style:style style:name="P11" style:family="paragraph">
      <loext:graphic-properties draw:fill-color="#ff99ff"/>
      <style:paragraph-properties fo:text-align="center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-color="#ff9999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0.889cm" svg:height="0.889cm" svg:x="9.013cm" svg:y="4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6" draw:id="id6" draw:layer="layout" svg:width="0.889cm" svg:height="0.889cm" svg:x="9.14cm" svg:y="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0.889cm" svg:height="0.889cm" svg:x="12.442cm" svg:y="3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889cm" svg:height="0.889cm" svg:x="13.839cm" svg:y="7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889cm" svg:height="0.889cm" svg:x="15.49cm" svg:y="6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889cm" svg:height="0.889cm" svg:x="15.236cm" svg:y="3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8" draw:id="id8" draw:layer="layout" svg:width="0.889cm" svg:height="0.889cm" svg:x="13.204cm" svg:y="5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0.889cm" svg:height="0.889cm" svg:x="10.918cm" svg:y="3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0.889cm" svg:height="0.889cm" svg:x="10.664cm" svg:y="5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5" draw:id="id5" draw:layer="layout" svg:width="0.889cm" svg:height="0.889cm" svg:x="11.553cm" svg:y="7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889cm" svg:height="0.889cm" svg:x="17.646cm" svg:y="3.116cm">
            <text:p text:style-name="P3"><text:span text:style-name="T1">50%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889cm" svg:height="0.889cm" svg:x="17.646cm" svg:y="4.259cm">
            <text:p text:style-name="P3"><text:span text:style-name="T1">50%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6" draw:layer="layout" draw:type="line" svg:x1="9.902cm" svg:y1="4.449cm" svg:x2="11.048cm" svg:y2="3.875cm" draw:start-shape="id1" draw:start-glue-point="10" draw:end-shape="id2" draw:end-glue-point="7" svg:d="M9902 4449l1146-574" svg:viewBox="0 0 1147 575">
            <text:p/>
          </draw:connector>
          <draw:connector draw:style-name="gr5" draw:text-style-name="P6" draw:layer="layout" draw:type="line" svg:x1="9.772cm" svg:y1="4.764cm" svg:x2="10.794cm" svg:y2="5.405cm" draw:start-shape="id1" draw:start-glue-point="9" draw:end-shape="id3" draw:end-glue-point="5" svg:d="M9772 4764l1022 641" svg:viewBox="0 0 1023 642">
            <text:p/>
          </draw:connector>
          <draw:connector draw:style-name="gr6" draw:text-style-name="P6" draw:layer="layout" draw:type="line" svg:x1="9.902cm" svg:y1="4.449cm" svg:x2="12.442cm" svg:y2="4.322cm" draw:start-shape="id1" draw:start-glue-point="10" draw:end-shape="id4" draw:end-glue-point="6" svg:d="M9902 4449l2540-127" svg:viewBox="0 0 2541 128">
            <text:p/>
          </draw:connector>
          <draw:connector draw:style-name="gr6" draw:text-style-name="P6" draw:layer="layout" draw:type="line" svg:x1="12.886cm" svg:y1="4.767cm" svg:x2="11.997cm" svg:y2="7.688cm" draw:start-shape="id4" draw:start-glue-point="8" draw:end-shape="id5" draw:end-glue-point="4" svg:d="M12886 4767l-889 2921" svg:viewBox="0 0 890 2922">
            <text:p/>
          </draw:connector>
          <draw:connector draw:style-name="gr6" draw:text-style-name="P6" draw:layer="layout" draw:type="line" svg:x1="11.683cm" svg:y1="7.818cm" svg:x2="10.029cm" svg:y2="7.751cm" draw:start-shape="id5" draw:start-glue-point="5" draw:end-shape="id6" draw:end-glue-point="10" svg:d="M11683 7818l-1654-67" svg:viewBox="0 0 1655 68">
            <text:p/>
          </draw:connector>
          <draw:connector draw:style-name="gr6" draw:text-style-name="P6" draw:layer="layout" draw:type="line" svg:x1="12.442cm" svg:y1="8.132cm" svg:x2="13.839cm" svg:y2="8.386cm" draw:start-shape="id5" draw:start-glue-point="10" draw:end-shape="id7" draw:end-glue-point="6" svg:d="M12442 8132l1397 254" svg:viewBox="0 0 1398 255">
            <text:p/>
          </draw:connector>
          <draw:connector draw:style-name="gr5" draw:text-style-name="P6" draw:layer="layout" draw:type="line" svg:x1="11.423cm" svg:y1="5.405cm" svg:x2="12.572cm" svg:y2="4.637cm" draw:start-shape="id3" draw:start-glue-point="11" draw:end-shape="id4" draw:end-glue-point="7" svg:d="M11423 5405l1149-768" svg:viewBox="0 0 1150 769">
            <text:p/>
          </draw:connector>
          <draw:connector draw:style-name="gr6" draw:text-style-name="P6" draw:layer="layout" draw:type="line" svg:x1="11.553cm" svg:y1="5.719cm" svg:x2="13.204cm" svg:y2="5.846cm" draw:start-shape="id3" draw:start-glue-point="10" draw:end-shape="id8" draw:end-glue-point="6" svg:d="M11553 5719l1651 127" svg:viewBox="0 0 1652 128">
            <text:p/>
          </draw:connector>
          <draw:connector draw:style-name="gr6" draw:text-style-name="P6" draw:layer="layout" draw:type="line" svg:x1="13.331cm" svg:y1="4.322cm" svg:x2="15.236cm" svg:y2="3.814cm" draw:start-shape="id4" draw:start-glue-point="10" draw:end-shape="id9" draw:end-glue-point="6" svg:d="M13331 4322l1905-508" svg:viewBox="0 0 1906 509">
            <text:p/>
          </draw:connector>
          <draw:connector draw:style-name="gr6" draw:text-style-name="P6" draw:layer="layout" draw:type="line" svg:x1="15.68cm" svg:y1="4.259cm" svg:x2="15.934cm" svg:y2="6.418cm" draw:start-shape="id9" draw:start-glue-point="8" draw:end-shape="id10" svg:d="M15680 4259l254 2159" svg:viewBox="0 0 255 2160">
            <text:p/>
          </draw:connector>
          <draw:connector draw:style-name="gr6" draw:text-style-name="P6" draw:layer="layout" draw:type="line" svg:x1="14.598cm" svg:y1="8.072cm" svg:x2="15.62cm" svg:y2="7.177cm" draw:start-shape="id7" draw:start-glue-point="11" draw:end-shape="id10" draw:end-glue-point="7" svg:d="M14598 8072l1022-895" svg:viewBox="0 0 1023 896">
            <text:p/>
          </draw:connector>
          <draw:connector draw:style-name="gr6" draw:text-style-name="P6" draw:layer="layout" draw:type="line" svg:x1="14.283cm" svg:y1="7.942cm" svg:x2="15.366cm" svg:y2="4.129cm" draw:start-shape="id7" draw:start-glue-point="4" draw:end-shape="id9" draw:end-glue-point="7" svg:d="M14283 7942l1083-3813" svg:viewBox="0 0 1084 3814">
            <text:p/>
          </draw:connector>
          <draw:connector draw:style-name="gr5" draw:text-style-name="P6" draw:layer="layout" draw:type="line" svg:x1="14.093cm" svg:y1="5.846cm" svg:x2="15.62cm" svg:y2="6.548cm" draw:start-shape="id8" draw:start-glue-point="10" draw:end-shape="id10" draw:end-glue-point="5" svg:d="M14093 5846l1527 702" svg:viewBox="0 0 1528 703">
            <text:p/>
          </draw:connector>
          <draw:line draw:style-name="gr5" draw:text-style-name="P6" draw:layer="layout" svg:x1="17.392cm" svg:y1="6.418cm" svg:x2="18.916cm" svg:y2="6.418cm">
            <text:p/>
          </draw:line>
          <draw:frame draw:style-name="gr7" draw:text-style-name="P7" draw:layer="layout" svg:width="1.213cm" svg:height="0.662cm" svg:x="19.17cm" svg:y="6.164cm">
            <draw:text-box>
              <text:p><text:span text:style-name="T1">4/13</text:span></text:p>
            </draw:text-box>
          </draw:frame>
          <draw:frame draw:style-name="gr8" draw:text-style-name="P7" draw:layer="layout" svg:width="3.63cm" svg:height="0.662cm" svg:x="17.138cm" svg:y="5.629cm">
            <draw:text-box>
              <text:p><text:span text:style-name="T1">Different modalities</text:span></text:p>
            </draw:text-box>
          </draw:frame>
          <draw:line draw:style-name="gr6" draw:text-style-name="P6" draw:layer="layout" svg:x1="17.392cm" svg:y1="7.819cm" svg:x2="18.916cm" svg:y2="7.819cm">
            <text:p/>
          </draw:line>
          <draw:frame draw:style-name="gr7" draw:text-style-name="P7" draw:layer="layout" svg:width="1.213cm" svg:height="0.662cm" svg:x="19.17cm" svg:y="7.565cm">
            <draw:text-box>
              <text:p><text:span text:style-name="T1">9/13</text:span></text:p>
            </draw:text-box>
          </draw:frame>
          <draw:frame draw:style-name="gr9" draw:text-style-name="P7" draw:layer="layout" svg:width="3.207cm" svg:height="0.662cm" svg:x="17.138cm" svg:y="7.03cm">
            <draw:text-box>
              <text:p><text:span text:style-name="T1">Same modalities</text:span></text:p>
            </draw:text-box>
          </draw:frame>
          <draw:frame draw:style-name="gr10" draw:text-style-name="P8" draw:layer="layout" svg:width="4.198cm" svg:height="0.962cm" svg:x="8.933cm" svg:y="1.308cm">
            <draw:text-box>
              <text:p>Real network</text:p>
            </draw:text-box>
          </draw:frame>
        </draw:g>
        <draw:custom-shape draw:style-name="gr2" draw:text-style-name="P2" xml:id="id11" draw:id="id11" draw:layer="layout" svg:width="0.889cm" svg:height="0.889cm" svg:x="2.089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2.216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889cm" svg:height="0.889cm" svg:x="5.518cm" svg:y="13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915cm" svg:y="18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8.566cm" svg:y="16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8.312cm" svg:y="13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889cm" svg:height="0.889cm" svg:x="6.28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889cm" svg:height="0.889cm" svg:x="3.994cm" svg:y="1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3.74cm" svg:y="1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889cm" svg:height="0.889cm" svg:x="4.629cm" svg:y="1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889cm" svg:height="0.889cm" svg:x="10.722cm" svg:y="13.216cm">
          <text:p text:style-name="P3"><text:span text:style-name="T1">50%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89cm" svg:height="0.889cm" svg:x="10.722cm" svg:y="14.359cm">
          <text:p text:style-name="P3"><text:span text:style-name="T1">50%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2.978cm" svg:y1="14.549cm" svg:x2="4.124cm" svg:y2="13.975cm" draw:start-shape="id11" draw:start-glue-point="10" draw:end-shape="id12" draw:end-glue-point="7" svg:d="M2978 14549l1146-574" svg:viewBox="0 0 1147 575">
          <text:p/>
        </draw:connector>
        <draw:connector draw:style-name="gr11" draw:text-style-name="P6" draw:layer="layout" draw:type="line" svg:x1="2.848cm" svg:y1="14.864cm" svg:x2="3.87cm" svg:y2="15.505cm" draw:start-shape="id11" draw:start-glue-point="9" draw:end-shape="id13" draw:end-glue-point="5" svg:d="M2848 14864l1022 641" svg:viewBox="0 0 1023 642">
          <text:p/>
        </draw:connector>
        <draw:connector draw:style-name="gr6" draw:text-style-name="P6" draw:layer="layout" draw:type="line" svg:x1="2.978cm" svg:y1="14.549cm" svg:x2="5.518cm" svg:y2="14.422cm" draw:start-shape="id11" draw:start-glue-point="10" draw:end-shape="id14" draw:end-glue-point="6" svg:d="M2978 14549l2540-127" svg:viewBox="0 0 2541 128">
          <text:p/>
        </draw:connector>
        <draw:connector draw:style-name="gr6" draw:text-style-name="P6" draw:layer="layout" draw:type="line" svg:x1="5.962cm" svg:y1="14.867cm" svg:x2="5.073cm" svg:y2="17.788cm" draw:start-shape="id14" draw:start-glue-point="8" draw:end-shape="id15" draw:end-glue-point="4" svg:d="M5962 14867l-889 2921" svg:viewBox="0 0 890 2922">
          <text:p/>
        </draw:connector>
        <draw:connector draw:style-name="gr11" draw:text-style-name="P6" draw:layer="layout" draw:type="line" svg:x1="4.759cm" svg:y1="17.918cm" svg:x2="3.105cm" svg:y2="17.851cm" draw:start-shape="id15" draw:start-glue-point="5" draw:end-shape="id16" draw:end-glue-point="10" svg:d="M4759 17918l-1654-67" svg:viewBox="0 0 1655 68">
          <text:p/>
        </draw:connector>
        <draw:connector draw:style-name="gr11" draw:text-style-name="P6" draw:layer="layout" draw:type="line" svg:x1="5.518cm" svg:y1="18.232cm" svg:x2="6.915cm" svg:y2="18.486cm" draw:start-shape="id15" draw:start-glue-point="10" draw:end-shape="id17" draw:end-glue-point="6" svg:d="M5518 18232l1397 254" svg:viewBox="0 0 1398 255">
          <text:p/>
        </draw:connector>
        <draw:connector draw:style-name="gr11" draw:text-style-name="P6" draw:layer="layout" draw:type="line" svg:x1="4.499cm" svg:y1="15.505cm" svg:x2="5.648cm" svg:y2="14.737cm" draw:start-shape="id13" draw:start-glue-point="11" draw:end-shape="id14" draw:end-glue-point="7" svg:d="M4499 15505l1149-768" svg:viewBox="0 0 1150 769">
          <text:p/>
        </draw:connector>
        <draw:connector draw:style-name="gr11" draw:text-style-name="P6" draw:layer="layout" draw:type="line" svg:x1="4.629cm" svg:y1="15.819cm" svg:x2="6.28cm" svg:y2="15.946cm" draw:start-shape="id13" draw:start-glue-point="10" draw:end-shape="id18" draw:end-glue-point="6" svg:d="M4629 15819l1651 127" svg:viewBox="0 0 1652 128">
          <text:p/>
        </draw:connector>
        <draw:connector draw:style-name="gr11" draw:text-style-name="P6" draw:layer="layout" draw:type="line" svg:x1="6.407cm" svg:y1="14.422cm" svg:x2="8.312cm" svg:y2="13.914cm" draw:start-shape="id14" draw:start-glue-point="10" draw:end-shape="id19" draw:end-glue-point="6" svg:d="M6407 14422l1905-508" svg:viewBox="0 0 1906 509">
          <text:p/>
        </draw:connector>
        <draw:connector draw:style-name="gr11" draw:text-style-name="P6" draw:layer="layout" draw:type="line" svg:x1="8.756cm" svg:y1="14.359cm" svg:x2="9.01cm" svg:y2="16.518cm" draw:start-shape="id19" draw:start-glue-point="8" draw:end-shape="id20" svg:d="M8756 14359l254 2159" svg:viewBox="0 0 255 2160">
          <text:p/>
        </draw:connector>
        <draw:connector draw:style-name="gr11" draw:text-style-name="P6" draw:layer="layout" draw:type="line" svg:x1="7.674cm" svg:y1="18.172cm" svg:x2="8.696cm" svg:y2="17.277cm" draw:start-shape="id17" draw:start-glue-point="11" draw:end-shape="id20" draw:end-glue-point="7" svg:d="M7674 18172l1022-895" svg:viewBox="0 0 1023 896">
          <text:p/>
        </draw:connector>
        <draw:connector draw:style-name="gr12" draw:text-style-name="P6" draw:layer="layout" draw:type="line" svg:x1="7.359cm" svg:y1="18.042cm" svg:x2="8.442cm" svg:y2="14.229cm" draw:start-shape="id17" draw:start-glue-point="4" draw:end-shape="id19" draw:end-glue-point="7" svg:d="M7359 18042l1083-3813" svg:viewBox="0 0 1084 3814">
          <text:p/>
        </draw:connector>
        <draw:connector draw:style-name="gr13" draw:text-style-name="P9" draw:layer="layout" draw:type="line" svg:x1="7.169cm" svg:y1="15.946cm" svg:x2="8.696cm" svg:y2="16.648cm" draw:start-shape="id18" draw:start-glue-point="10" draw:end-shape="id20" draw:end-glue-point="5" svg:d="M7169 15946l1527 702" svg:viewBox="0 0 1528 703">
          <text:p/>
        </draw:connector>
        <draw:line draw:style-name="gr5" draw:text-style-name="P6" draw:layer="layout" svg:x1="10.468cm" svg:y1="16.518cm" svg:x2="11.992cm" svg:y2="16.518cm">
          <text:p/>
        </draw:line>
        <draw:frame draw:style-name="gr7" draw:text-style-name="P7" draw:layer="layout" svg:width="1.213cm" svg:height="0.662cm" svg:x="12.246cm" svg:y="16.264cm">
          <draw:text-box>
            <text:p><text:span text:style-name="T1">9/13</text:span></text:p>
          </draw:text-box>
        </draw:frame>
        <draw:frame draw:style-name="gr8" draw:text-style-name="P7" draw:layer="layout" svg:width="3.63cm" svg:height="0.662cm" svg:x="10.214cm" svg:y="15.729cm">
          <draw:text-box>
            <text:p><text:span text:style-name="T1">Different modalities</text:span></text:p>
          </draw:text-box>
        </draw:frame>
        <draw:line draw:style-name="gr6" draw:text-style-name="P6" draw:layer="layout" svg:x1="10.468cm" svg:y1="17.919cm" svg:x2="11.992cm" svg:y2="17.919cm">
          <text:p/>
        </draw:line>
        <draw:frame draw:style-name="gr7" draw:text-style-name="P7" draw:layer="layout" svg:width="1.213cm" svg:height="0.662cm" svg:x="12.246cm" svg:y="17.665cm">
          <draw:text-box>
            <text:p><text:span text:style-name="T1">4/13</text:span></text:p>
          </draw:text-box>
        </draw:frame>
        <draw:frame draw:style-name="gr9" draw:text-style-name="P7" draw:layer="layout" svg:width="3.207cm" svg:height="0.662cm" svg:x="10.214cm" svg:y="17.13cm">
          <draw:text-box>
            <text:p><text:span text:style-name="T1">Same modalities</text:span></text:p>
          </draw:text-box>
        </draw:frame>
        <draw:frame draw:style-name="gr14" draw:text-style-name="P8" draw:layer="layout" svg:width="6.276cm" svg:height="0.962cm" svg:x="2.009cm" svg:y="10.908cm">
          <draw:text-box>
            <text:p>Simulated network A</text:p>
          </draw:text-box>
        </draw:frame>
        <draw:custom-shape draw:style-name="gr1" draw:text-style-name="P1" xml:id="id21" draw:id="id21" draw:layer="layout" svg:width="0.889cm" svg:height="0.889cm" svg:x="15.19cm" svg:y="14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889cm" svg:height="0.889cm" svg:x="15.317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0.889cm" svg:height="0.889cm" svg:x="18.61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889cm" svg:height="0.889cm" svg:x="20.016cm" svg:y="1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0.889cm" svg:height="0.889cm" svg:x="21.667cm" svg:y="1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889cm" svg:height="0.889cm" svg:x="21.413cm" svg:y="13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889cm" svg:height="0.889cm" svg:x="19.381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889cm" svg:height="0.889cm" svg:x="17.095cm" svg:y="13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889cm" svg:height="0.889cm" svg:x="16.841cm" svg:y="1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0.889cm" svg:height="0.889cm" svg:x="17.73cm" svg:y="17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889cm" svg:height="0.889cm" svg:x="23.823cm" svg:y="13.217cm">
          <text:p text:style-name="P3"><text:span text:style-name="T1">50%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89cm" svg:height="0.889cm" svg:x="23.823cm" svg:y="14.36cm">
          <text:p text:style-name="P3"><text:span text:style-name="T1">50%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6.079cm" svg:y1="14.55cm" svg:x2="17.225cm" svg:y2="13.976cm" draw:start-shape="id21" draw:start-glue-point="10" draw:end-shape="id22" draw:end-glue-point="7" svg:d="M16079 14550l1146-574" svg:viewBox="0 0 1147 575">
          <text:p/>
        </draw:connector>
        <draw:connector draw:style-name="gr11" draw:text-style-name="P6" draw:layer="layout" draw:type="line" svg:x1="15.949cm" svg:y1="14.865cm" svg:x2="16.971cm" svg:y2="15.506cm" draw:start-shape="id21" draw:start-glue-point="9" draw:end-shape="id23" draw:end-glue-point="5" svg:d="M15949 14865l1022 641" svg:viewBox="0 0 1023 642">
          <text:p/>
        </draw:connector>
        <draw:connector draw:style-name="gr11" draw:text-style-name="P6" draw:layer="layout" draw:type="line" svg:x1="16.079cm" svg:y1="14.55cm" svg:x2="18.619cm" svg:y2="14.423cm" draw:start-shape="id21" draw:start-glue-point="10" draw:end-shape="id24" draw:end-glue-point="6" svg:d="M16079 14550l2540-127" svg:viewBox="0 0 2541 128">
          <text:p/>
        </draw:connector>
        <draw:connector draw:style-name="gr6" draw:text-style-name="P6" draw:layer="layout" draw:type="line" svg:x1="19.063cm" svg:y1="14.868cm" svg:x2="18.174cm" svg:y2="17.789cm" draw:start-shape="id24" draw:start-glue-point="8" draw:end-shape="id25" draw:end-glue-point="4" svg:d="M19063 14868l-889 2921" svg:viewBox="0 0 890 2922">
          <text:p/>
        </draw:connector>
        <draw:connector draw:style-name="gr11" draw:text-style-name="P6" draw:layer="layout" draw:type="line" svg:x1="17.86cm" svg:y1="17.919cm" svg:x2="16.206cm" svg:y2="17.852cm" draw:start-shape="id25" draw:start-glue-point="5" draw:end-shape="id26" draw:end-glue-point="10" svg:d="M17860 17919l-1654-67" svg:viewBox="0 0 1655 68">
          <text:p/>
        </draw:connector>
        <draw:connector draw:style-name="gr12" draw:text-style-name="P6" draw:layer="layout" draw:type="line" svg:x1="18.619cm" svg:y1="18.233cm" svg:x2="20.016cm" svg:y2="18.487cm" draw:start-shape="id25" draw:start-glue-point="10" draw:end-shape="id27" draw:end-glue-point="6" svg:d="M18619 18233l1397 254" svg:viewBox="0 0 1398 255">
          <text:p/>
        </draw:connector>
        <draw:connector draw:style-name="gr6" draw:text-style-name="P6" draw:layer="layout" draw:type="line" svg:x1="17.6cm" svg:y1="15.506cm" svg:x2="18.749cm" svg:y2="14.738cm" draw:start-shape="id23" draw:start-glue-point="11" draw:end-shape="id24" draw:end-glue-point="7" svg:d="M17600 15506l1149-768" svg:viewBox="0 0 1150 769">
          <text:p/>
        </draw:connector>
        <draw:connector draw:style-name="gr11" draw:text-style-name="P6" draw:layer="layout" draw:type="line" svg:x1="17.73cm" svg:y1="15.82cm" svg:x2="19.381cm" svg:y2="15.947cm" draw:start-shape="id23" draw:start-glue-point="10" draw:end-shape="id28" draw:end-glue-point="6" svg:d="M17730 15820l1651 127" svg:viewBox="0 0 1652 128">
          <text:p/>
        </draw:connector>
        <draw:connector draw:style-name="gr11" draw:text-style-name="P6" draw:layer="layout" draw:type="line" svg:x1="19.508cm" svg:y1="14.423cm" svg:x2="21.413cm" svg:y2="13.915cm" draw:start-shape="id24" draw:start-glue-point="10" draw:end-shape="id29" draw:end-glue-point="6" svg:d="M19508 14423l1905-508" svg:viewBox="0 0 1906 509">
          <text:p/>
        </draw:connector>
        <draw:connector draw:style-name="gr11" draw:text-style-name="P6" draw:layer="layout" draw:type="line" svg:x1="21.857cm" svg:y1="14.36cm" svg:x2="22.111cm" svg:y2="16.519cm" draw:start-shape="id29" draw:start-glue-point="8" draw:end-shape="id30" svg:d="M21857 14360l254 2159" svg:viewBox="0 0 255 2160">
          <text:p/>
        </draw:connector>
        <draw:connector draw:style-name="gr12" draw:text-style-name="P6" draw:layer="layout" draw:type="line" svg:x1="20.775cm" svg:y1="18.173cm" svg:x2="21.797cm" svg:y2="17.278cm" draw:start-shape="id27" draw:start-glue-point="11" draw:end-shape="id30" draw:end-glue-point="7" svg:d="M20775 18173l1022-895" svg:viewBox="0 0 1023 896">
          <text:p/>
        </draw:connector>
        <draw:connector draw:style-name="gr11" draw:text-style-name="P6" draw:layer="layout" draw:type="line" svg:x1="20.46cm" svg:y1="18.043cm" svg:x2="21.543cm" svg:y2="14.23cm" draw:start-shape="id27" draw:start-glue-point="4" draw:end-shape="id29" draw:end-glue-point="7" svg:d="M20460 18043l1083-3813" svg:viewBox="0 0 1084 3814">
          <text:p/>
        </draw:connector>
        <draw:connector draw:style-name="gr15" draw:text-style-name="P10" draw:layer="layout" draw:type="line" svg:x1="20.27cm" svg:y1="15.947cm" svg:x2="21.797cm" svg:y2="16.649cm" draw:start-shape="id28" draw:start-glue-point="10" draw:end-shape="id30" draw:end-glue-point="5" svg:d="M20270 15947l1527 702" svg:viewBox="0 0 1528 703">
          <text:p/>
        </draw:connector>
        <draw:line draw:style-name="gr5" draw:text-style-name="P6" draw:layer="layout" svg:x1="23.569cm" svg:y1="16.519cm" svg:x2="25.093cm" svg:y2="16.519cm">
          <text:p/>
        </draw:line>
        <draw:frame draw:style-name="gr7" draw:text-style-name="P7" draw:layer="layout" svg:width="1.213cm" svg:height="0.662cm" svg:x="25.347cm" svg:y="16.265cm">
          <draw:text-box>
            <text:p><text:span text:style-name="T1">8/13</text:span></text:p>
          </draw:text-box>
        </draw:frame>
        <draw:frame draw:style-name="gr8" draw:text-style-name="P7" draw:layer="layout" svg:width="3.63cm" svg:height="0.662cm" svg:x="23.315cm" svg:y="15.73cm">
          <draw:text-box>
            <text:p><text:span text:style-name="T1">Different modalities</text:span></text:p>
          </draw:text-box>
        </draw:frame>
        <draw:line draw:style-name="gr6" draw:text-style-name="P6" draw:layer="layout" svg:x1="23.569cm" svg:y1="17.92cm" svg:x2="25.093cm" svg:y2="17.92cm">
          <text:p/>
        </draw:line>
        <draw:frame draw:style-name="gr7" draw:text-style-name="P7" draw:layer="layout" svg:width="1.213cm" svg:height="0.662cm" svg:x="25.347cm" svg:y="17.666cm">
          <draw:text-box>
            <text:p><text:span text:style-name="T1">5/13</text:span></text:p>
          </draw:text-box>
        </draw:frame>
        <draw:frame draw:style-name="gr9" draw:text-style-name="P7" draw:layer="layout" svg:width="3.207cm" svg:height="0.662cm" svg:x="23.315cm" svg:y="17.131cm">
          <draw:text-box>
            <text:p><text:span text:style-name="T1">Same modalities</text:span></text:p>
          </draw:text-box>
        </draw:frame>
        <draw:frame draw:style-name="gr14" draw:text-style-name="P8" draw:layer="layout" svg:width="6.314cm" svg:height="0.962cm" svg:x="15.11cm" svg:y="10.909cm">
          <draw:text-box>
            <text:p>Simulated network B</text:p>
          </draw:text-box>
        </draw:frame>
        <draw:custom-shape draw:style-name="gr16" draw:text-style-name="P11" draw:layer="layout" svg:width="0.508cm" svg:height="0.508cm" svg:x="10.779cm" svg:y="2.7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08cm" svg:height="0.508cm" svg:x="10.479cm" svg:y="5.1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08cm" svg:height="0.508cm" svg:x="12.279cm" svg:y="3.7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08cm" svg:height="0.508cm" svg:x="15.079cm" svg:y="3.1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08cm" svg:height="0.508cm" svg:x="15.279cm" svg:y="6.2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08cm" svg:height="0.508cm" svg:x="12.979cm" svg:y="5.2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08cm" svg:height="0.508cm" svg:x="8.779cm" svg:y="3.8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08cm" svg:height="0.508cm" svg:x="8.879cm" svg:y="7.2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508cm" svg:height="0.508cm" svg:x="11.379cm" svg:y="7.5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508cm" svg:height="0.508cm" svg:x="13.679cm" svg:y="7.87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762cm" svg:height="0.762cm" svg:x="17.664cm" svg:y="2.0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20:31:40.061524575</meta:creation-date>
    <dc:date>2022-06-13T09:53:42.574276359</dc:date>
    <meta:editing-duration>PT19M12S</meta:editing-duration>
    <meta:editing-cycles>5</meta:editing-cycles>
    <meta:generator>LibreOffice/6.4.7.2$Linux_X86_64 LibreOffice_project/40$Build-2</meta:generator>
    <meta:document-statistic meta:object-count="108"/>
  </office:meta>
</office:document-meta>
</file>